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 style:family="paragraph" style:parent-style-name="Standard">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writing-mode="lr-tb"/>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 style:family="text">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2" style:family="text">
      <style:text-properties fo:color="#000000" style:text-outline="false" style:text-line-through-style="none" style:font-name="Arial" fo:font-size="12pt" fo:font-style="normal" fo:text-shadow="none" style:text-underline-style="none" style:font-name-asian="Arial" style:font-size-asian="12pt" style:font-style-asian="normal" style:font-name-complex="Arial" style:font-size-complex="12pt" style:font-style-complex="normal" style:text-emphasize="none" style:text-overline-style="none" style:text-overline-color="font-color"/>
    </style:style>
    <style:style style:name="T3" style:family="text">
      <style:text-properties fo:color="#000000" style:text-outline="false" style:text-line-through-styl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4" style:family="text">
      <style:text-properties fo:color="#0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Pays éliminés de la liste</text:span> : <text:span text:style-name="T1">Liechtenstein, </text:span><text:span text:style-name="T4">Monténégro, </text:span><text:span text:style-name="T1">Serbie, Kosovo, Albanie.</text:span></text:p>
      <text:p text:style-name="P3"/>
      <text:p text:style-name="P4"><text:span text:style-name="T3">Données téléchargées en fonction de dates différentes</text:span><text:span text:style-name="T2"> : le salaire horaire pour la Grèce et la Croatie qui est daté des données de l'année 2010 au lieu de 2014 comme les autres.</text:span></text:p>
      <text:p text:style-name="P5"/>
      <text:p text:style-name="P6">INTERPRETATION DES DIFFERENTES DONNEES A PARTIR DES ANALYSES UNIVARIEES</text:p>
      <text:p text:style-name="P1"/>
      <text:p text:style-name="P1"><text:span text:style-name="T5">Gender inequality index</text:span> : la valeur de la moyenne est de 0,15, celle du minimum de 0,2 et la valeur maximum des valeurs est de 1,03. Cela peut nous renseigne sur le fait la distribution comporte un grand nombre de valeurs faibles. La valeur de la médiane est inferieure à celle de la moyenne, ce qui signifie que nous avons affaire à une distribution disymétrique à gauche cette variable. Le coefficient de variation est supérieur à 1, cela signifie que nous avons une répartition inégale des valeurs dans l'espace.</text:p>
      <text:p text:style-name="P1"/>
      <text:p text:style-name="P8">IDH :<text:span text:style-name="T6"> <text:s/></text:span><text:span text:style-name="T7">la valeur de la moyenne est de 0,86 et la valeur maximum des valeurs est de 0,94. Cela nous renseigne sur la densité de fortes valeurs dans la distribution. </text:span></text:p>
      <text:p text:style-name="P1"/>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kim Bird</meta:initial-creator>
    <meta:creation-date>2017-05-01T11:49:44.34</meta:creation-date>
    <dc:date>2017-05-03T19:36:41.62</dc:date>
    <meta:editing-duration>PT45M8S</meta:editing-duration>
    <meta:editing-cycles>9</meta:editing-cycles>
    <meta:generator>OpenOffice/4.1.2$Win32 OpenOffice.org_project/412m3$Build-9782</meta:generator>
    <meta:document-statistic meta:table-count="0" meta:image-count="0" meta:object-count="0" meta:page-count="1" meta:paragraph-count="5" meta:word-count="172" meta:character-count="1006"/>
  </office:meta>
</office:document-meta>
</file>